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Courier1" svg:font-family="Courier"/>
    <style:font-face style:name="Lucida Console" svg:font-family="'Lucida Console'" style:font-pitch="fixed"/>
    <style:font-face style:name="Courier" svg:font-family="Courier" style:font-family-generic="modern" style:font-pitch="fixed"/>
    <style:font-face style:name="Courier New" svg:font-family="'Courier New'" style:font-family-generic="modern" style:font-pitch="fixed"/>
    <style:font-face style:name="Arial" svg:font-family="Arial" style:font-pitch="variable"/>
    <style:font-face style:name="Arial1"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style style:name="P2" style:family="paragraph" style:parent-style-name="Heading_20_2"/>
    <style:style style:name="P3" style:family="paragraph" style:parent-style-name="Paragraph_20_Default" style:list-style-name="L1">
      <style:paragraph-properties fo:margin-top="0.199cm" fo:margin-bottom="0cm"/>
    </style:style>
    <style:style style:name="P4" style:family="paragraph" style:parent-style-name="Paragraph_20_Default" style:list-style-name="L2">
      <style:paragraph-properties fo:margin-top="0.199cm" fo:margin-bottom="0cm"/>
    </style:style>
    <style:style style:name="P5" style:family="paragraph" style:parent-style-name="Heading_20_3"/>
    <text:list-style style:name="L1">
      <text:list-level-style-number text:level="1" text:style-name="Number_20_Symbols" style:num-suffix="." style:num-format="1">
        <style:list-level-properties text:space-before="0.499cm" text:min-label-distance="0.3cm"/>
      </text:list-level-style-number>
      <text:list-level-style-number text:level="2" text:style-name="Number_20_Symbols" style:num-suffix="." style:num-format="1">
        <style:list-level-properties text:space-before="1cm" text:min-label-distance="0.3cm"/>
      </text:list-level-style-number>
      <text:list-level-style-number text:level="3" text:style-name="Number_20_Symbols" style:num-suffix="." style:num-format="1">
        <style:list-level-properties text:space-before="1.499cm" text:min-label-distance="0.3cm"/>
      </text:list-level-style-number>
      <text:list-level-style-number text:level="4" text:style-name="Number_20_Symbols" style:num-suffix="." style:num-format="1">
        <style:list-level-properties text:space-before="2cm" text:min-label-distance="0.3cm"/>
      </text:list-level-style-number>
      <text:list-level-style-number text:level="5" text:style-name="Number_20_Symbols" style:num-suffix="." style:num-format="1">
        <style:list-level-properties text:space-before="2.499cm" text:min-label-distance="0.3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 text:bullet-char="•">
        <style:list-level-properties text:space-before="0.501cm" text:min-label-width="0.499cm"/>
      </text:list-level-style-bullet>
      <text:list-level-style-bullet text:level="2" text:style-name="Bullet_20_Symbols" style:num-suffix=" " text:bullet-char="•">
        <style:list-level-properties text:space-before="1cm" text:min-label-width="0.499cm"/>
      </text:list-level-style-bullet>
      <text:list-level-style-bullet text:level="3" text:style-name="Bullet_20_Symbols" style:num-suffix=" " text:bullet-char="•">
        <style:list-level-properties text:space-before="1.501cm" text:min-label-width="0.499cm"/>
      </text:list-level-style-bullet>
      <text:list-level-style-bullet text:level="4" text:style-name="Bullet_20_Symbols" style:num-suffix=" " text:bullet-char="•">
        <style:list-level-properties text:space-before="2cm" text:min-label-width="0.499cm"/>
      </text:list-level-style-bullet>
      <text:list-level-style-bullet text:level="5" text:style-name="Bullet_20_Symbols" style:num-suffix=" " text:bullet-char="•">
        <style:list-level-properties text:space-before="2.501cm" text:min-label-width="0.499cm"/>
      </text:list-level-style-bullet>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_20_Chapter">Installation &amp; Security HOWTO</text:p>
      <text:h text:style-name="P1" text:outline-level="1" text:is-list-header="true">Introduction</text:h>
      <text:h text:style-name="P2" text:outline-level="2" text:is-list-header="true">What is phpGroupWare?</text:h>
      <text:p text:style-name="Paragraph_20_Padding">phpGroupWare (phpGW) is many things. It is a very flexible pluggable framework capable of hosting applications like a group calendar, Addressbook, email, accounting ledger, inventory, and whatever else your can think of. These applications can share a common user store, and a flexible Access Control List (ACL) system to control access and information sharing. At it's core there is the phpgwapi, an API written for php, that provides some very useful functions and tools for developers, including the user store, which has several back ends, database abstraction, and a flexible templating system. Applications are then written using the phpgwapi and phpgw framework to provide web based tools to users. More information can be found at phpGroupWare Applications or our website http://www.phpgroupware.org/ </text:p>
      <text:h text:style-name="P2" text:outline-level="2" text:is-list-header="true">What does this HOWTO cover?</text:h>
      <text:p text:style-name="Paragraph_20_Padding">In this HOWTO we will go through a typical base installation and configuration of a phpGroupWare. Some applications will require some extra configuration or install step, we will only cover the extra steps needed for FileManager. We will not cover standard setup of the prerequisites or any configuration other than SQL auth/user data store. We will also not cover the use of the applications, this is an Install and Configure HOWTO only. We will also initially concentrate on Linux, Apache, and MySql as that is what I use. Other details will be added later as contributed. I will be doing this HOWTO install on a default Mandrake Linux 9.0 installation with Apache 1.3.26, PHP 4.2.3, MySql 3.23.52, and UWash IMAP-2001a all running on the same server. We will also be using the lettered modes for file permissions instead of octets. All recent chmod versions support this. We will also be installing phpgw as a regular user for security reasons that will be discussed in section 3. </text:p>
      <text:h text:style-name="P1" text:outline-level="1" text:is-list-header="true">Installation</text:h>
      <text:h text:style-name="P2" text:outline-level="2" text:is-list-header="true">Prerequisites</text:h>
      <text:p text:style-name="Paragraph_20_Padding">You will need a supported database server and a php enabled web server, Apache is recommended though many other web servers also work fine. MySQL or PostgreSql are recommended for the database. For email you will also need an IMAP or POP3 email server, IMAP is recommended with php-imap extensions loaded in php. Courier, Cyrus, and UWash are recommended though some others also work, At the time of this witting there are known issues with the Mercury32 IMAP server and it is not recommended. We will not cover the installation and configuration of any of these tools in this document. There are plenty of HOWTOs for them and the standard installation found in most Linux distributions will work fine. It will be assumed from here on out that you have a working MySql, Apache, PHP with at least mysql and imap support, and IMAP. </text:p>
      <text:h text:style-name="P2" text:outline-level="2" text:is-list-header="true">Download and unpack</text:h>
      <text:p text:style-name="Paragraph_20_Padding">There are a few ways to get phpgw, the released tarball from download.phpgroupware.org/now home page, CVS StableBranch and HEAD branches, and most GNU/Linux distros come with a package. It is not recommended to use a distro package because it is almost always out of date and will have bugs due to phpgw still being a BETA project. We will cover installation of a release tarball of 0.9.16.001 and a cvs update to get all the latest patches committed to the stable cvs tree. The cvs update is optional but to do it you only need the cvs client installed, most GNU/Linux distributions come with one, and internet access from the server. </text:p>
      <text:p text:style-name="Paragraph_20_Padding">Grab your preferred packaged format (tar.gz, tar.bz2, or zip) from download.phpgroupware.org/now and save it to a temporary directory. Next extract the archive, I use tar.gz: </text:p>
      <text:p text:style-name="Standard"/>
      <text:p text:style-name="Paragraph_20_Programlisting">$ tar -zxf phpGroupWare-0.9.16.001.tar.gz</text:p>
      <text:p text:style-name="Paragraph_20_Padding">This will give you a "phpgroupware" directory with lots of directories under it. The phpgw layout is as follows: </text:p>
      <text:p text:style-name="Standard"/>
      <text:p text:style-name="Paragraph_20_Programlisting"/>
      <text:p text:style-name="Paragraph_20_Programlisting"><text:s text:c="2"/>--phpgroupware\ </text:p>
      <text:p text:style-name="Paragraph_20_Programlisting"><text:s text:c="4"/>|-- App 1\ (this is the root of an application)</text:p>
      <text:p text:style-name="Paragraph_20_Programlisting"><text:s text:c="4"/>| |-- inc\ (the applications classes and core files go here)</text:p>
      <text:p text:style-name="Paragraph_20_Programlisting"><text:s text:c="4"/>| |-- setup\ (the files needed to "install" the app go here)</text:p>
      <text:p text:style-name="Paragraph_20_Programlisting"><text:s text:c="4"/>| |-- templates\ (the app specific template and theme files go here)</text:p>
      <text:p text:style-name="Paragraph_20_Programlisting"><text:s text:c="4"/>|-- App 2\ </text:p>
      <text:p text:style-name="Paragraph_20_Programlisting"><text:s text:c="4"/>| |-- inc\ </text:p>
      <text:p text:style-name="Paragraph_20_Programlisting"><text:s text:c="4"/>| |-- setup\ </text:p>
      <text:p text:style-name="Paragraph_20_Programlisting"><text:s text:c="4"/>| |-- templates\ </text:p>
      <text:p text:style-name="Paragraph_20_Programlisting"><text:s text:c="4"/>.</text:p>
      <text:p text:style-name="Paragraph_20_Programlisting"><text:s text:c="4"/>.</text:p>
      <text:p text:style-name="Paragraph_20_Programlisting"><text:s text:c="4"/>.</text:p>
      <text:p text:style-name="Paragraph_20_Programlisting"><text:s text:c="4"/>and so on</text:p>
      <text:p text:style-name="Paragraph_20_Programlisting"><text:s text:c="3"/></text:p>
      <text:p text:style-name="Paragraph_20_Padding">Next move the phpgroupware directory into your web root. There is no formula for where to put it, typically you would put it directly in /var/www/html/ or /home/httpd/html/ or where ever your apache DocumentRoot is. Alternatively you can install phpGroupWare using a virtual host. For this HOWTO we will be using my users home directory in /home/chris/htdocs/ and not doing any phpgw config as root. The only requirement is that every directory in the file system up to the directory you install in MUST have modes a+rx or 755 so that the anonymous web user can view the html and run the php scripts. The php files do not have to be executable unless you are using the php CGI, which is not recommended for a php application of this size and complexity. </text:p>
      <text:p text:style-name="Paragraph_20_Padding">Before we start installing, we'll get the latest patches from the phpgroupware stable CVS tree. The package you downloaded will already have the CVS directories in it to tell the cvs client what to do. This step is optional but highly recommended. Run the following command anytime you want to get the latest patches from the stable cvs tree. </text:p>
      <text:p text:style-name="Standard"/>
      <text:p text:style-name="Paragraph_20_Programlisting"/>
      <text:p text:style-name="Paragraph_20_Programlisting">$ export CVS_RSH=ssh</text:p>
      <text:p text:style-name="Paragraph_20_Programlisting">$ cd phpgroupware</text:p>
      <text:p text:style-name="Paragraph_20_Programlisting">$ cvs -z6 update -dP &gt; cvs.log</text:p>
      <text:p text:style-name="Paragraph_20_Programlisting"><text:s text:c="3"/></text:p>
      <text:p text:style-name="Paragraph_20_Padding">You may get a warning about a missing .cvspass file, this is harmless. You will then see cvs go through every directory looking for files to update. This will also create a cvs.log file showing you what files updated. It is recommended you review this log to check for errors after each update. </text:p>
      <text:h text:style-name="P2" text:outline-level="2" text:is-list-header="true">Pre-setup tasks</text:h>
      <text:p text:style-name="Paragraph_20_Padding">There are a few thing you must do before phpgroupware's setup system can be run. For the time being it is recommended that php's register_globals be Off. Most applications have been ported to not require register_globals = On but there are a few which may not run properly. You can change this in your php.ini file. If an application behaves oddly try changing it to register_globals = On. </text:p>
      <text:p text:style-name="Paragraph_20_Padding">Create a database and a user with full access to this new database. You may use your favorite GUI to do this, I prefer Webmin, or use the mysql command line tool. You do not need to root run this, but you will need to use a mysql user with full access to the "mysql" database, the mysql root user has this by default. The command to create a database called "phpgroupware" and user "phpgw" with password "my-db-passwd" is: </text:p>
      <text:p text:style-name="Standard"/>
      <text:p text:style-name="Paragraph_20_Programlisting"/>
      <text:p text:style-name="Paragraph_20_Programlisting">$ mysqladmin -u root -p create phpgroupware (enter root's password when prompted)</text:p>
      <text:p text:style-name="Paragraph_20_Programlisting">$ mysql -u root -p</text:p>
      <text:p text:style-name="Paragraph_20_Programlisting">mysql&gt; grant all on phpgroupware.* to phpgw@localhost identified by "my-db-passwd";</text:p>
      <text:p text:style-name="Paragraph_20_Programlisting">mysql&gt; exit;</text:p>
      <text:p text:style-name="Paragraph_20_Programlisting"><text:s text:c="3"/></text:p>
      <text:p text:style-name="Paragraph_20_Padding">for postgresql you use: </text:p>
      <text:p text:style-name="Standard"/>
      <text:p text:style-name="Paragraph_20_Programlisting"/>
      <text:p text:style-name="Paragraph_20_Programlisting">$ /usr/bin/createdb phpgroupware</text:p>
      <text:p text:style-name="Paragraph_20_Programlisting">$ /usr/bin/createuser phpgroupware --pwprompt</text:p>
      <text:p text:style-name="Paragraph_20_Programlisting">$ psql -U phpgroupware phpgroupware</text:p>
      <text:p text:style-name="Paragraph_20_Programlisting">phpgroupware=# GRANT ALL PRIVILEGES ON DATABASE phpgroupware TO PUBLIC;</text:p>
      <text:p text:style-name="Paragraph_20_Programlisting"><text:s text:c="3"/></text:p>
      <text:p text:style-name="Paragraph_20_Padding">if the psql line doesn't work, you're not connecting to the db. You need to read the postgresql site and look into pg_hdba.conf and pg_ident.conf settings. You also might edit postgresql.conf the and set listen_addresses = 'your db-host'. </text:p>
      <text:p text:style-name="Paragraph_20_Padding">Next, you need to prepare setup to create the <text:span text:style-name="Text_20_Italic">"header.inc.php"</text:span> file where the database connectivity and other core configuration data will be stored. Go to http://www.your_server.whatever/phpgroupware/setup and you should see a web form to fill in a bunch of settings including the above db user and password. To save the settings, you have 2 options, all will assume you're still in the phpgroupware directory from doing the cvs update, the security issues of each will be addressed in section 3: </text:p>
      <text:list text:style-name="L1">
        <text:list-item>
          <text:p text:style-name="P3">Least secure but easiest: Make your phpgroupware directory world writable $chmod a+w ../phpgroupware </text:p>
        </text:list-item>
        <text:list-item>
          <text:p text:style-name="P3">Most secure but slightly error prone: Use the "view" or "download" option in header manager and upload or copy/paste the result to your server. If you choose this method take care there is no white space (spaces, tabs, blank lines) at all before the first <text:span text:style-name="Text_20_Italic">"&lt;?php"</text:span> and that your editor doesn't wrap any lines for you where it shouldn't have. You may then make the header.inc.php world writable, which is better than #1 but still has risks. </text:p>
        </text:list-item>
      </text:list>
      <text:p text:style-name="Paragraph_20_Padding">Whichever you choose, I recommend not leaving this world writable, and only making it writable when you actually need to change some configuration, which is very rare once you have a working system. </text:p>
      <text:p text:style-name="Paragraph_20_Padding">If you plan on using the phpwebhosting filemanager or any application that makes use of the vfs home/group directories (sorry, I don't have a list of other apps that do) you will need to prepare the "files" directory. By default, the files directory is in the phpgroupware root, but this would allow smart users to upload/create a php file and execute whatever they want, including reading your header config and then the database! Luckily, the default is also to disallow the ability to upload files in the first place since the files directory is not writable by the anonymous web user. We will be moving the files dir outside of the web root for securities sake. Since I'm installing under my home directory I've made ~/phpgwadmin/ and I'm going to put it there and make it and all its contents world writable. You can put it wherever you want so long as every directory up to it is world readable: </text:p>
      <text:p text:style-name="Standard"/>
      <text:p text:style-name="Paragraph_20_Programlisting"/>
      <text:p text:style-name="Paragraph_20_Programlisting">$ mv files ~/phpgwadmin/</text:p>
      <text:p text:style-name="Paragraph_20_Programlisting">$ chmod -R a+w ~/phpgwadmin/files</text:p>
      <text:p text:style-name="Paragraph_20_Programlisting"><text:s text:c="3"/></text:p>
      <text:p text:style-name="Standard"/>
      <text:p text:style-name="Paragraph_20_Programlisting"/>
      <text:p text:style-name="Paragraph_20_Programlisting">--files/</text:p>
      <text:p text:style-name="Paragraph_20_Programlisting"><text:s/>|-- home/</text:p>
      <text:p text:style-name="Paragraph_20_Programlisting"><text:s/>| |-- groups/</text:p>
      <text:p text:style-name="Paragraph_20_Programlisting"><text:s/>| |-- users/</text:p>
      <text:p text:style-name="Paragraph_20_Programlisting"><text:s/>| |-- home/</text:p>
      <text:p text:style-name="Paragraph_20_Programlisting"><text:s text:c="4"/></text:p>
      <text:p text:style-name="Paragraph_20_Padding">Now as along as the prereqs are up and running we are ready to configure! </text:p>
      <text:h text:style-name="P2" text:outline-level="2" text:is-list-header="true">Setup and configuration</text:h>
      <text:p text:style-name="Paragraph_20_Padding">Now open the setup app in a browser. It is required that you have cookies enabled on your browser to login to setup. Later on you will have the option of not using cookies for your phpgw installation, but the setup process always requires cookies. In my case, since I installed to my home dir, it's http://server/~chris/phpgroupware/setup/. Make sure it says support is enabled for your database. If it's not, then you have not installed/enabled support for your database in your php. Setup will try and guess some good defaults for your setup. You should verify each one, especially the database name and user. If you don't know what an item affects, the default is fine. The "Admin Password" will be used to get back into this header manager, and the "Configuration Password" will be used to get into the other config options and to install applications. After writing your header you are logged out. </text:p>
      <text:p text:style-name="Paragraph_20_Padding">Next login to Setup/Config Admin with the password you defined in the Header. This stage of Setup has 4 basic steps, the status of each step can be a little misleading, but more on that later. You should have a message saying "Your database is working, but you don't have any applications installed" and an Install button. If not, then something is wrong with your database or the database user permissions. </text:p>
      <text:p text:style-name="Paragraph_20_Padding">Click Install and with any luck you will not get any errors. Errors at this stage will also typically be the fault of the database server in some way. If you need to fix something and try again it's recommended to drop any and all the tables from the database, but not the database itself. Once it's all ok, click the Recheck button. You will be told everything is done, but only defaults are in and not all defaults are good so lets check them. </text:p>
      <text:p text:style-name="Paragraph_20_Padding">In Step 2, edit the configuration. Do no yet create the Admin and demo accounts, we'll do that later. These are the options you need to check, the rest are optional or the defaults are fine or recommended. </text:p>
      <text:list text:style-name="L2">
        <text:list-item>
          <text:p text:style-name="P4">You will need to set a tmp path, "/tmp" is usually good enough, but it can be anywhere that is writable by apache/IIS. </text:p>
        </text:list-item>
        <text:list-item>
          <text:p text:style-name="P4">You need to set the full path to your files directory. </text:p>
        </text:list-item>
        <text:list-item>
          <text:p text:style-name="P4">For the URL, it is recommended that you don't include the server name or http:// because some apps and some configurations have a problem with this, so for mine it's "/~chris/phpgroupware". Do not ever include the "index.php" or "login.php" in this URL! </text:p>
        </text:list-item>
        <text:list-item>
          <text:p text:style-name="P4">Setup should fill in your servers host name for you, you can change it to your web sites name if you are using a vhost. </text:p>
        </text:list-item>
        <text:list-item>
          <text:p text:style-name="P4">If you enabled mcrypt in the header, set your preferences for it. </text:p>
        </text:list-item>
        <text:list-item>
          <text:p text:style-name="P4">Give your site a name to show in the title </text:p>
        </text:list-item>
        <text:list-item>
          <text:p text:style-name="P4">If you plan on having AOL, or any Australian users access the site or your clients are behind a transparent proxy pool you will need to set "check ip address of all sessions:" to No. You will know you need this if they consistantly get "session could not be verifed" messages when their login works fine over the LAN. </text:p>
        </text:list-item>
      </text:list>
      <text:p text:style-name="Paragraph_20_Padding">In Step 3, only English/US translations are installed by default. Select any others you want and choose the "Only add new phrases" option and install. </text:p>
      <text:p text:style-name="Paragraph_20_Padding">In Step4 we install the applications. The way phpgw works, all sections such as the calendar and addressbook are separate applications. You can have as many or as few as you want installed and you can choose which users get access to what applications. By default, only the phpgwapi is installed. Some applications have dependencies and cannot be installed until those apps are installed. First we will install the apps that most everything depends on, admin, manual, and preferences. Check their boxes in the Install column and click Submit. Do not check everything at once, this will fail most of the time. You will get a status message for each part of the setup and a link at the bottom to Go Back to the list. </text:p>
      <text:p text:style-name="Paragraph_20_Padding">Because this is a basic setup HOWTO we are not going to install all the apps. You can come back into setup later and play with the rest on your own. Lets install addressbook, calendar, email, messenger, notes, phpsysinfo, filemanager, and todo. For a description of what each app is good for, see the list on http://apps.phpgroupware.org/ . By now all the apps with dependency problems are ready for installation, but I'm going into them. Click Cancel to go back to the main setup screen. </text:p>
      <text:p text:style-name="Paragraph_20_Padding">Now we are ready to create the admin and demo accounts. Click where it says. Give your site admin a username, I'm going to use "admin", and a password. You can create the demo accounts if you want, they can always be deleted later. Submit it and logout of setup. </text:p>
      <text:h text:style-name="P2" text:outline-level="2" text:is-list-header="true">Basic Administration</text:h>
      <text:p text:style-name="Paragraph_20_Padding">Now go to your phpgroupware root in the browser, mine is http://server/~chris/phpgroupware/. Login as your admin user. You will have the default "Verdilak" template and a purple color theme. you can change this in Preferences (link on the top right). On the preferences pages as Admin you can select the Default or Forced preferences. Default only applies to new users but lets them change it later, and Forced will change any existing users too and disables the ability to change it. In these default and forced prefs if you leave an option as "Select One" or leave it blank, the system default will apply and the users will be allowed to change that option. Go ahead and find which template you like for a default by selecting one under Your Preferences then set it to be the default or force it. Note that if you choose Idsociety template it looks best with the Idsociety theme. </text:p>
      <text:p text:style-name="Paragraph_20_Padding">By default the only app granted access to is the Administration app. Using this app you can change some site settings without using the setup app, manage users and groups and installed applications, and other things. Let's edit User accounts and edit our Admin user. If you leave the password fields blank the current password will not be changed. To demonstrate how user and group application permissions work, make sure your user is in both Default and Admin groups, leave Administration checked, and check only System Information. Any app you grant access to will not show up until you do any one other thing. This is because the menu list is built before the admin apps runs to save the changes. System Information does not have a menu icon. It's only accessible through the admin app. Now go into User Groups and edit the Admin group. Select Messenger. Now edit the Default group. you will notice the Messenger icon in your menu now. Give the default group access to Addressbook, Calendar, Notify Window, Preferences, User Manual, E-Mail, filemanager, and To Do List. Now submit your changes and edit the default group again. Click the little blue box in the ACL column next to To Do and a new window will open. Here you can use the ACL to grant permissions to users data for other users. Grant Read, Add and Edit for Admins and only Read for Default. Users will also have access to this tool through the Preferences for Apps that support it so they can grant even more granular access. Submit and close the window. Go back to the Administration app, you now have a section for each of the apps you have rights to use. Go into each one and set anything needed for your installation. To use Email be sure to enter your site settings including an SMTP server. The Email app does not use php's built in mail() function nor a local sendmail, it speaks STMP so that it can support more advanced MIME functions like a real email client. Also note here that in order for email to work, your phpgw usernames and passwords MUST be exactly the same as your mail server accounts. If they are not, or you don't want them to be, you will have use the Custom email settings and set it for each user, one at a time. </text:p>
      <text:p text:style-name="Paragraph_20_Padding">The Manual app will give you some insight on how to work each of the apps, but be aware that some of the information is out of date. </text:p>
      <text:p text:style-name="Paragraph_20_Padding">Hopefully this will give you enough of a start to begin using phpGroupWare for your workgroup needs! </text:p>
      <text:h text:style-name="P1" text:outline-level="1" text:is-list-header="true">Application Specific Tasks</text:h>
      <text:p text:style-name="Paragraph_20_Padding"/>
      <text:h text:style-name="P2" text:outline-level="2" text:is-list-header="true">Filemanager group file sharing</text:h>
      <text:p text:style-name="Paragraph_20_Padding">These instructions will show you how to setup a shared group area in Filemanager for a new group called "files". </text:p>
      <text:list text:style-name="L2">
        <text:list-item text:start-value="1">
          <text:p text:style-name="P4">In administration click "user groups". Then click Add. </text:p>
        </text:list-item>
        <text:list-item>
          <text:p text:style-name="P4">For the group name enter "files". In the list box, hold the CTRL key and select all the users that will be allowed to share files in this group. </text:p>
        </text:list-item>
        <text:list-item>
          <text:p text:style-name="P4">Check the box for Filemanager and click Submit chnages. This will transparently grant access to the Filemanager application to the selected users if they don't already have it. </text:p>
        </text:list-item>
        <text:list-item>
          <text:p text:style-name="P4">You should be back at the groups lists now, click Edit for the files group. </text:p>
        </text:list-item>
        <text:list-item>
          <text:p text:style-name="P4">In the ACL (Access Control List) column, click the little box for Filemanager to pop up a new window to set the permissions. </text:p>
        </text:list-item>
        <text:list-item>
          <text:p text:style-name="P4">Setting permissions is very flexible, you can even have non-members of a group have varied levels of access to a group. We simply want all users in the files group to have full access. Check all 4 boxes in the "files" row. The "Private" column is not needed here because group based filemanagers don't have an awareness of "private" records. </text:p>
        </text:list-item>
        <text:list-item>
          <text:p text:style-name="P4">Save and then close the new window. </text:p>
        </text:list-item>
        <text:list-item>
          <text:p text:style-name="P4">Save any changes to the group. </text:p>
        </text:list-item>
        <text:list-item>
          <text:p text:style-name="P4">Go to the Filemanager application. </text:p>
        </text:list-item>
        <text:list-item>
          <text:p text:style-name="P4">To the far left of the current folder name (the one in red at the top) there is a folder icon with an up arrow on it. Click this to go up one level to see the groups and users (user sharing is not yet implemented) folders that you have access to. When you go here any group folders you have access to that have not been created yet will be automaticaly created. </text:p>
        </text:list-item>
        <text:list-item>
          <text:p text:style-name="P4">You can now go into the group folder and share files. </text:p>
        </text:list-item>
        <text:list-item>
          <text:p text:style-name="P4">Also, after the group folder has been create by the first user to look for it, all users in the group will be able to see that folder in the drown down list in the "Go to: Copy to: Move to:" row from any of their folders. </text:p>
        </text:list-item>
      </text:list>
      <text:h text:style-name="P1" text:outline-level="1" text:is-list-header="true">Security</text:h>
      <text:p text:style-name="Paragraph_20_Padding"/>
      <text:h text:style-name="P2" text:outline-level="2" text:is-list-header="true">World writable files and keeping your configuration safe</text:h>
      <text:p text:style-name="Paragraph_20_Padding">Obviously having files that any user on your system, including the anonymous "nobody" user that apache runs under, can write to is a security risk. First we'll talk about what files phpGroupWare wants to be world writable and why, then we'll talk about how to manage the risks this imposes. Last we'll discuss some myths and other concerns. Some other phpgw applications might introduce other files and risks, hopefully what we talk about here will give you enough knowledge to recognize them and reduce any vulnerabilities. </text:p>
      <text:p text:style-name="Paragraph_20_Padding">As discussed earlier, having a world writable file in you web root is a rather serious security risk, especially if that file will accept raw user data. It becomes trivial for someone to add php code or any type of script or cgi code your server supports and execute it on your system. Risk is reduced slightly because it would be executed as the "anonymous" nobody user that apache runs under but still would allow access to your header.inc.php and thus your database, as well as access to /etc/* where all sorts of fun and dangerous information could be abused. So in phpgw the only files required to be writable at all are under the files directory, and that's only if your planning on using the Filemanager or apps that use the VFS. Hopefully we've removed this risk by moving the files dir outside of the web root so that cannot be accessed directly and thus not executed. As for the header.inc.php, it never really needs to be world writable, but it can be convenient to make it so when you have to change something in the header manager. After making the changes the files should have the world write permissions removed. It does need to be world readable but the risk is reduced since the file is php and if accessed directly will be parsed on the server and send nothing to the client at all. </text:p>
      <text:h text:style-name="P5" text:outline-level="3" text:is-list-header="true">Myths and Truths</text:h>
      <text:p text:style-name="Paragraph_20_Padding">"the phpgroupware directory needs to be mode 777" Ack! no! this makes your whole tree world writable! all it takes is one malicious user to upload a file that edits the login files to record all logins and passwords for later abuse and your done for, start working on that resume. </text:p>
      <text:p text:style-name="Paragraph_20_Padding">"the phpgroupware directory needs to be owned by the same user apache runs under" Very false! this is in essence the same thing as mode 777! </text:p>
      <text:p text:style-name="Paragraph_20_Padding">"have the tree owned by apache's user and mode 700 is safer" well, not exactly. Having the header.inc.php owned by apache's user and mode 400 is about as safe as you can get since then other system users can't read your config, but now root need to maintain this file, which is just not ideal. </text:p>
      <text:p text:style-name="Paragraph_20_Padding">"having php pipe certain files like Excel and Word files causes problems, direct access is needed" At one time, yes, but that should all be fixed. You know the risks now so that's your call if you want to grant direct access.. </text:p>
      <text:h text:style-name="P5" text:outline-level="3" text:is-list-header="true">Why install as a starndard user?</text:h>
      <text:p text:style-name="Paragraph_20_Padding">On my servers I maintain the main websites as regular users, including file ownership. This is more secure because even if the site is somehow comprimised, only a user account is affected. Now, if the site is maintained as root, well, I don't even wanna think about that. Also, using vhosts, this allows me to make users for each web site and let other people maintain the site without ever having to worry about root access. "root" priveledges are very rarely needed to install any web based application that runs on apache, why take the risk doing it anyway when it's not any harder to install as a user. For this HOWTO I used a regular user account's web space, but I could have just as easily put phpgroupware into it's own directory under that user account and made an apache alias or a simple softlink (ln -s) to have the site show up as http://server/phpgroupware/. This would even allow me to assign a user to maintain just the phpgw install and nothing else on the server if I so wanted. </text:p>
      <text:h text:style-name="P5" text:outline-level="3" text:is-list-header="true">Virtual Hosts on Apache</text:h>
      <text:p text:style-name="Paragraph_20_Padding">For information about running phpGroupWare in a virtual host, please refer to doc/phpgw-apache.conf. This document all includes some apache security options when running phpGroupWare. </text:p>
      <text:h text:style-name="P1" text:outline-level="1" text:is-list-header="true">Troubleshooting</text:h>
      <text:p text:style-name="Paragraph_20_Padding"/>
      <text:h text:style-name="P2" text:outline-level="2" text:is-list-header="true">Problems</text:h>
      <text:p text:style-name="Paragraph_20_Padding"><text:span text:style-name="Text_20_Bold">First read, check and understand the </text:span></text:p>
      <text:p text:style-name="Paragraph_20_Padding">A collection of problems from users that cover a wide variety of subjects (many having nothing to do with phpgroupware) </text:p>
      <text:list text:style-name="L2">
        <text:list-item text:start-value="1">
          <text:p text:style-name="P4">name and version of your webserver (on redhat/fedora/mandrake the default webserver is apache, get the version rpm -qa | grep httpd) </text:p>
        </text:list-item>
        <text:list-item>
          <text:p text:style-name="P4">name and version of your database (on redhat etc rpm -qa | grep mysql or rpm -qa | grep postgresql) </text:p>
        </text:list-item>
        <text:list-item>
          <text:p text:style-name="P4">version of php (on redhat etc rpm -qa | grep php) </text:p>
        </text:list-item>
        <text:list-item>
          <text:p text:style-name="P4">version of phpgw (the login-box gives u the version and it might also be on the bottom of other screens), and the source of the version </text:p>
        </text:list-item>
      </text:list>
      <text:p text:style-name="Paragraph_20_Padding">We're just adding to these as they come up .. so be patient </text:p>
      <text:p text:style-name="Paragraph_20_Padding">Before posting double check that you have <text:span text:style-name="Text_20_Bold">READ AND FOLLOWED THE PREVIOUS SECTIONS OF THIS DOCUMENT !!</text:span> </text:p>
      <text:h text:style-name="P5" text:outline-level="3" text:is-list-header="true">PHP</text:h>
      <text:p text:style-name="Paragraph_20_Padding">most people can get apache and php installed but many people then run into problems </text:p>
      <text:list text:style-name="L2">
        <text:list-item text:start-value="1">
          <text:p text:style-name="P4">php pages display as source code .. look into the php settings you should have in httpd.conf </text:p>
        </text:list-item>
        <text:list-item>
          <text:p text:style-name="P4">make sure you have installed php-imap (you need php-imap in order to connect to an imap server from php) and php-pgsql and php-mysql (you need one of these in order to connect to your database server) if you intend to use any of them (they're usually separate software packages) </text:p>
        </text:list-item>
      </text:list>
      <text:h text:style-name="P5" text:outline-level="3" text:is-list-header="true">Email</text:h>
      <text:p text:style-name="Paragraph_20_Padding">System setup for Email gets so many problems that it gets it's own section: email-FAQ . Here's some general info to get you started. </text:p>
      <text:list text:style-name="L2">
        <text:list-item text:start-value="1">
          <text:p text:style-name="P4">imap and pop3 is for recieving, smtp is for sending </text:p>
        </text:list-item>
        <text:list-item>
          <text:p text:style-name="P4">can't send or can't receive. Before you do anything else, please check your server settings in Admin, Email, Site Configuration and also try to use email through another email client program </text:p>
        </text:list-item>
        <text:list-item>
          <text:p text:style-name="P4">small size limit on email (0.5 MB). For apache 2 and up, there is a setting in php.conf that says LimitRequestBody 524288 which is 512k, change it to a higher size (for 8meg LimitRequestBody 8388608) and restart your apache webserver </text:p>
        </text:list-item>
        <text:list-item>
          <text:p text:style-name="P4">email app folder list includes .dot files in my home directory. Look into your imap setup and make sure your email server is putting you email in a subdir of your home directory, not your home directory itself </text:p>
        </text:list-item>
        <text:list-item>
          <text:p text:style-name="P4">sometimes I get Variable passed to each() error on class.mail_dcom_imap_sock.inc.php, and sometimes it works fine - socket support isn't finished, install php-imap </text:p>
        </text:list-item>
      </text:list>
      <text:h text:style-name="P2" text:outline-level="2" text:is-list-header="true">Tips to increase phpGroupWare response time</text:h>
      <text:p text:style-name="Paragraph_20_Padding">This section is based on user tips for how to increase your server's speed for serving up phpgw pages. </text:p>
      <text:p text:style-name="Paragraph_20_Padding">This will start out kind of general since phpGroupWare can run on so many hardware platforms with so many combinations of web servers and databases but hopefully people will add more specific tips as time goes by. </text:p>
      <text:p text:style-name="Paragraph_20_Padding">To add your tips please email the phpgroupware-docteam@gnu.org . </text:p>
      <text:list text:style-name="L2">
        <text:list-item text:start-value="1">
          <text:list>
            <text:list-item text:start-value="1">
              <text:p text:style-name="P4">reduce or prevent any memory swaps to the hard drive (a killer for any kind of server) </text:p>
              <text:list>
                <text:list-item>
                  <text:p text:style-name="P4">php.ini (usually /etc/php.ini on GNU/Linux systems) has cache settings </text:p>
                </text:list-item>
                <text:list-item>
                  <text:p text:style-name="P4">use a php accelerator (this basically holds php code in a cache so the web server doesn't have to load it each time), the best open source php cache is turck </text:p>
                  <text:list>
                    <text:list-item>
                      <text:p text:style-name="P4">mysql </text:p>
                    </text:list-item>
                    <text:list-item>
                      <text:p text:style-name="P4">postgresql .. look for the file postgresql.conf </text:p>
                    </text:list-item>
                  </text:list>
                </text:list-item>
                <text:list-item>
                  <text:p text:style-name="P4">turn off IP address lookups and turn on use cookies and php session management in phpgoupware setup, config </text:p>
                </text:list-item>
              </text:list>
            </text:list-item>
          </text:list>
        </text:list-item>
        <text:list-item>
          <text:p text:style-name="P4">look for network traffic bottlenecks and handle those with hardware. This is usually only a problem on LANs with a larger user base but would be applicable with a small user base on a 10MB LANs. A relatively small number of concurrent users (20 or so) can eat up a 1.5MB DSL internet connection (additional users could be connected from the LAN at the same time without affecting the internet network connection) so you would want to get a faster connection. </text:p>
        </text:list-item>
      </text:list>
      <text:h text:style-name="P5" text:outline-level="3" text:is-list-header="true">User Contributions</text:h>
      <text:p text:style-name="Paragraph_20_Padding"><text:span text:style-name="Text_20_Bold">From:</text:span> Bob Crandell </text:p>
      <text:p text:style-name="Paragraph_20_Padding">This is what I found to be the miminum list of modules that need to be loaded in http.conf for phpGroupWare to run. Here is the list in entry order: </text:p>
      <text:list text:style-name="L2">
        <text:list-item text:start-value="1">
          <text:p text:style-name="P4">define_module </text:p>
        </text:list-item>
        <text:list-item>
          <text:p text:style-name="P4">config_log_module </text:p>
        </text:list-item>
        <text:list-item>
          <text:p text:style-name="P4">mime_module </text:p>
        </text:list-item>
        <text:list-item>
          <text:p text:style-name="P4">status_module </text:p>
        </text:list-item>
        <text:list-item>
          <text:p text:style-name="P4">includes_module </text:p>
        </text:list-item>
        <text:list-item>
          <text:p text:style-name="P4">cgi_module # I'm running SQL-Ledger </text:p>
        </text:list-item>
        <text:list-item>
          <text:p text:style-name="P4">alias_module </text:p>
        </text:list-item>
        <text:list-item>
          <text:p text:style-name="P4">access_module </text:p>
        </text:list-item>
        <text:list-item>
          <text:p text:style-name="P4">php4_module </text:p>
        </text:list-item>
      </text:list>
      <text:p text:style-name="Paragraph_20_Padding"><text:span text:style-name="Text_20_Bold">Editors Note:</text:span> mod_rewrite is needed for sitemgr, mod_dav is needed to use the webdav version of the VFS. </text:p>
      <text:p text:style-name="Paragraph_20_Padding">This didn't seem to make much difference in page load times. Maybe because there is 1Gb of RAM in the server. </text:p>
      <text:p text:style-name="Paragraph_20_Padding"><text:span text:style-name="Text_20_Bold">From:</text:span> Alex Borges </text:p>
      <text:p text:style-name="Paragraph_20_Padding">Where I've found the most impact is in using apache 1.3.26 with lingerd . It requires you to patch a vanilla apache thus recompiling php will also be a must, as will be putting some new up/down scripts for lingerd. But its well worth the trouble, ive seen amazing increases in performance with this thing. </text:p>
      <text:p text:style-name="Paragraph_20_Padding">Of all the tuning options this is the hardest, but with the least cost (does not require more memmory) </text:p>
      <text:p text:style-name="Paragraph_20_Padding">Another thing that can have a lot of impact is php cache. Most are incorregible leakers, but ive ran into one called turck that seems to be the smartest in memmory management issues. It will up your perfomance. Anyhow, you should have plenty extra ram for this to show. </text:p>
      <text:p text:style-name="Paragraph_20_Padding">Finally, db tunning will also affect the performance. Make sure also that you have enough ram and dig into the query cache and indexing features of whatever database youre using. Mysql seams the most configurable, postgres the least, but it does include a configurable query cache size variable somwhere. </text:p>
      <text:p text:style-name="Paragraph_20_Padding">The more you can get on RAM, the fastest it will all go. Phpgroupware is a hungry app, you do need some good tunning or serious iron to run it for a larger number of users (300 and up, on less ive seen it can cope with it on a 'normal' box -dual 400mhz PII-PRo, scsi 2Gb ram box). </text:p>
      <text:p text:style-name="Paragraph_20_Padding"><text:span text:style-name="Text_20_Bold">From:</text:span> Unknown </text:p>
      <text:p text:style-name="Paragraph_20_Padding">Here are some server examples: </text:p>
      <text:list text:style-name="L2">
        <text:list-item text:start-value="1">
          <text:p text:style-name="P4"><text:span text:style-name="Text_20_Bold">Server1 - production phpgw/web server:</text:span> Mem: 515900K av, 355568K used, 160332K free, 0K shrd, 129264K buff Swap: 248968K av, 3492K used, 245476K free 111896K cached Not using much swap, plenty of free RAM, good cache and buffer use. This server was started recently and is under a fairly light load. </text:p>
        </text:list-item>
        <text:list-item>
          <text:p text:style-name="P4"><text:span text:style-name="Text_20_Bold">Server2 - production phpgw/webserver, being phased out and replaced by server1 because it's too slow:</text:span> Mem: 261728K av, 252256K used, 9472K free, 0K shrd, 8756K buff Swap: 128484K av, 13712K used, 114772K free 84836K cached Not too much swap, buffer usage a bit low, very little free RAM (GNU/Linux most always leaves 3-4 meg at all times). This one could do with a more RAM but is holding up OK for now. </text:p>
        </text:list-item>
        <text:list-item>
          <text:p text:style-name="P4"><text:span text:style-name="Text_20_Bold">Server3 - very light usage phpgw server (2-3 users) and squid server, made of spare parts and no one cares it's slow:</text:span> Mem: 94944K av, 89076K used, 5868K free, 0K shrd, 152K buff Swap: 248968K av, 95708K used, 153260K free 18812K cached massive swap usage, very very little free mem, almost no buffer usage and very low cached. This server is in pain. You can probably hear it screaming and crying from where you are. This server desperatly needs more RAM (and a faster CPU but that's for another book). </text:p>
        </text:list-item>
        <text:list-item>
          <text:p text:style-name="P4"><text:span text:style-name="Text_20_Bold">Server 4 - runs everything under the sun including a thin client</text:span> CPU states: 0.3% user 0.5% system 0.0% nice 0.0% iowait 99.0% idle Mem: 1548224k av, 1528908k used, 19316k free, 0k shrd, 82684k buff 12k active, 1401180k inactive Swap: 500464k av, 32468k used, 467996k free 1203664k cached Athlon 2.4 GHz with 1.5 GB of DDR RAM 15 users with average load of about 5 concurrent nice and fast with cranked up cache on phpgw subsystems (apache, php, and postgresql) </text:p>
        </text:list-item>
      </text:list>
      <text:p text:style-name="Paragraph_20_Padding"><text:span text:style-name="Text_20_Bold">From:</text:span> Tomasz Spyrczak </text:p>
      <text:p text:style-name="Paragraph_20_Padding">Here are some tips: </text:p>
      <text:list text:style-name="L1">
        <text:list-item text:start-value="1">
          <text:p text:style-name="P3">Install it on a dedicated server. It is rarely a problem to do that when you use it on a LAN only. </text:p>
        </text:list-item>
        <text:list-item>
          <text:p text:style-name="P3">Stop unused daemons - like sound, samba, cups, telnet or any other thing that comes preinstalled in every major GNU/Linux distro lately. </text:p>
        </text:list-item>
        <text:list-item>
          <text:p text:style-name="P3">Reduce the number of Apache instances kept in the server memory. The default setting in most distros is 10 Apache instances - way too much if you have a dedicated phpGW server with up to 50 users. It is rare when more than 2 instances are needed. Also take care about the number of mgetty instances - who needs more than 1 virtual console, when one always uses ssh? </text:p>
        </text:list-item>
        <text:list-item>
          <text:p text:style-name="P3">So by meeting these guidelines I've managed to set up a Pentium 150MHz with 64MB (yeah - sixty four) with apache 1.3, php4, postgresql (mandrake 9 distro) and APC. And it was a perfecty usable phpGW install. The funny thing is that with several users the average swap file usage was about 0 (zero). You know how they say: 640 kb ought to be enough for everyone ;-) Of course it was an experiement, but one should know it is doable and fully usable :-) </text:p>
        </text:list-item>
      </text:list>
      <text:h text:style-name="P1" text:outline-level="1" text:is-list-header="true">Suggested PHP Configuration</text:h>
      <text:p text:style-name="Paragraph_20_Padding">This is a suggested php.ini config for running phpGroupWare 0.9.16 on php4. It is roughly in the order of the paramters in you php.ini file. These recommendations are based on feedback from users and developers. </text:p>
      <text:h text:style-name="P2" text:outline-level="2" text:is-list-header="true">Resources</text:h>
      <text:p text:style-name="Standard"/>
      <text:p text:style-name="Paragraph_20_Programlisting"/>
      <text:p text:style-name="Paragraph_20_Programlisting">max_execution_time = 90</text:p>
      <text:p text:style-name="Paragraph_20_Programlisting"/>
      <text:p text:style-name="Paragraph_20_Padding">This allows for encoding/decoding large file attachments on slower machines and other complex functions. </text:p>
      <text:p text:style-name="Standard"/>
      <text:p text:style-name="Paragraph_20_Programlisting"/>
      <text:p text:style-name="Paragraph_20_Programlisting">memory_limit = 20M</text:p>
      <text:p text:style-name="Paragraph_20_Programlisting"/>
      <text:p text:style-name="Paragraph_20_Padding">At least this value should help with more complex operations. </text:p>
      <text:h text:style-name="P2" text:outline-level="2" text:is-list-header="true">Errors</text:h>
      <text:p text:style-name="Standard"/>
      <text:p text:style-name="Paragraph_20_Programlisting"/>
      <text:p text:style-name="Paragraph_20_Programlisting">error_reporting = E_ALL &amp; ~E_NOTICE</text:p>
      <text:p text:style-name="Paragraph_20_Programlisting"/>
      <text:p text:style-name="Paragraph_20_Padding">Having this set to E_ALL, will cause all types of problems if left to display on the screen. E_NOTICE are non-fatal errors such as undefined variable etc. Having this set to E_ALL only will dramatically increase the size of your log files if you log errors. </text:p>
      <text:p text:style-name="Standard"/>
      <text:p text:style-name="Paragraph_20_Programlisting"/>
      <text:p text:style-name="Paragraph_20_Programlisting">display_errors = Off</text:p>
      <text:p text:style-name="Paragraph_20_Programlisting"/>
      <text:p text:style-name="Paragraph_20_Padding">This can cause header output problems if left on. They are better stored in your log file and that way you have a record of any problems. </text:p>
      <text:p text:style-name="Standard"/>
      <text:p text:style-name="Paragraph_20_Programlisting"/>
      <text:p text:style-name="Paragraph_20_Programlisting">log_errors = On</text:p>
      <text:p text:style-name="Paragraph_20_Programlisting"/>
      <text:p text:style-name="Paragraph_20_Padding">See above. </text:p>
      <text:h text:style-name="P2" text:outline-level="2" text:is-list-header="true">Databases</text:h>
      <text:p text:style-name="Paragraph_20_Padding">Replace [rdbms] with the data module you are using </text:p>
      <text:p text:style-name="Standard"/>
      <text:p text:style-name="Paragraph_20_Programlisting"/>
      <text:p text:style-name="Paragraph_20_Programlisting">[dbms].allow_persistent = Of</text:p>
      <text:p text:style-name="Paragraph_20_Programlisting"/>
      <text:p text:style-name="Paragraph_20_Padding">Only turn this option on if you want to use persistent databse connections. Generally persistent connections are only of benefit if you are using a highly tuned apache install with a small user base. </text:p>
      <text:h text:style-name="P2" text:outline-level="2" text:is-list-header="true">File Uploads</text:h>
      <text:p text:style-name="Standard"/>
      <text:p text:style-name="Paragraph_20_Programlisting"/>
      <text:p text:style-name="Paragraph_20_Programlisting">file_uploads = On</text:p>
      <text:p text:style-name="Paragraph_20_Programlisting"/>
      <text:p text:style-name="Paragraph_20_Padding">If you want to use email, filemanager, infolog or any apps that upload files this must be set to on. </text:p>
      <text:p text:style-name="Standard"/>
      <text:p text:style-name="Paragraph_20_Programlisting"/>
      <text:p text:style-name="Paragraph_20_Programlisting">upload_max_filesize = 5M</text:p>
      <text:p text:style-name="Paragraph_20_Programlisting"/>
      <text:p text:style-name="Paragraph_20_Padding">At least this. This will allow for larger email attachments and phpwebhosting files. Use filesize * 4 = memory_limit to allow for base64 encodes. </text:p>
      <text:h text:style-name="P2" text:outline-level="2" text:is-list-header="true">PHP4 Sessions</text:h>
      <text:p text:style-name="Standard"/>
      <text:p text:style-name="Paragraph_20_Programlisting"/>
      <text:p text:style-name="Paragraph_20_Programlisting">session.save_path = /tmp</text:p>
      <text:p text:style-name="Paragraph_20_Programlisting"/>
      <text:p text:style-name="Paragraph_20_Padding">Your httpd must be able to read and write to this directory, if you intend to use php4 sessions. </text:p>
      <text:p text:style-name="Standard"/>
      <text:p text:style-name="Paragraph_20_Programlisting"/>
      <text:p text:style-name="Paragraph_20_Programlisting">session.gc_maxlifetime = 7200</text:p>
      <text:p text:style-name="Paragraph_20_Programlisting"/>
      <text:p text:style-name="Paragraph_20_Padding">Set this to what you want to be your session time out limit. It is in second so set it to 3600 if you want it to one hour. The default is 1440 or 24mins, which is generally too short. </text:p>
      <text:h text:style-name="P2" text:outline-level="2" text:is-list-header="true">Globals</text:h>
      <text:p text:style-name="Standard"/>
      <text:p text:style-name="Paragraph_20_Programlisting"/>
      <text:p text:style-name="Paragraph_20_Programlisting">register_globals = Off</text:p>
      <text:p text:style-name="Paragraph_20_Programlisting"/>
      <text:p text:style-name="Paragraph_20_Padding">As of phpGroupWare 0.9.16 - it should work with this set to Off. If you find this caused problems, please log them on savannah. </text:p>
      <text:h text:style-name="P2" text:outline-level="2" text:is-list-header="true">Directories</text:h>
      <text:p text:style-name="Standard"/>
      <text:p text:style-name="Paragraph_20_Programlisting"/>
      <text:p text:style-name="Paragraph_20_Programlisting">open_basedir = "/path/to/phpgroupware:/path/to/phpgw-vfs:/path/to/temp"</text:p>
      <text:p text:style-name="Paragraph_20_Programlisting"/>
      <text:p text:style-name="Paragraph_20_Padding">This directive will prevent phpGroupWare from accessing any files outside of the directories specified. AFAIK all symlinks are resolved. </text:p>
      <text:p text:style-name="Paragraph_20_Padding">For more information please refer to the PHP website. </text:p>
      <text:h text:style-name="P1" text:outline-level="1" text:is-list-header="true">Suggested Apache Config File</text:h>
      <text:p text:style-name="Standard"/>
      <text:p text:style-name="Paragraph_20_Programlisting"/>
      <text:p text:style-name="Paragraph_20_Programlisting"># phpGroupWare suggested apache config file</text:p>
      <text:p text:style-name="Paragraph_20_Programlisting"># Written by Dave Hall</text:p>
      <text:p text:style-name="Paragraph_20_Programlisting"># Copyright © 2004 – 2006 Free Software Foundation Inc</text:p>
      <text:p text:style-name="Paragraph_20_Programlisting"># License GNU GPL</text:p>
      <text:p text:style-name="Paragraph_20_Programlisting"># See the php configuration doc and php.net for more information </text:p>
      <text:p text:style-name="Paragraph_20_Programlisting"># regarding these configuration options</text:p>
      <text:p text:style-name="Paragraph_20_Programlisting"/>
      <text:p text:style-name="Paragraph_20_Programlisting"># Copy this file to /etc/apache2/conf.d (or where your apache config files are)</text:p>
      <text:p text:style-name="Paragraph_20_Programlisting"># Add the following to your virtual host section of Apache</text:p>
      <text:p text:style-name="Paragraph_20_Programlisting"># for the vhost phpgw is running on</text:p>
      <text:p text:style-name="Paragraph_20_Programlisting">#</text:p>
      <text:p text:style-name="Paragraph_20_Programlisting"># Like so:</text:p>
      <text:p text:style-name="Paragraph_20_Programlisting"/>
      <text:p text:style-name="Paragraph_20_Programlisting"># &lt;$ip&gt;:[&lt;$port&gt;]&gt;</text:p>
      <text:p text:style-name="Paragraph_20_Programlisting"># #Normal VirtualHost info here</text:p>
      <text:p text:style-name="Paragraph_20_Programlisting"># Include /etc/apache/phpgw-apache-config.conf</text:p>
      <text:p text:style-name="Paragraph_20_Programlisting"># Options -Indexes</text:p>
      <text:p text:style-name="Paragraph_20_Programlisting"># </text:p>
      <text:p text:style-name="Paragraph_20_Programlisting">#</text:p>
      <text:p text:style-name="Paragraph_20_Programlisting"/>
      <text:p text:style-name="Paragraph_20_Programlisting"># This bit is not needed here if you have changed your php.ini</text:p>
      <text:p text:style-name="Paragraph_20_Programlisting"># as recommened in php-configuration.txt</text:p>
      <text:p text:style-name="Paragraph_20_Programlisting">&lt;IfModule mod_php4.c&gt;</text:p>
      <text:p text:style-name="Paragraph_20_Programlisting"><text:tab/>php_flag display_errors off</text:p>
      <text:p text:style-name="Paragraph_20_Programlisting"><text:tab/>php_flag file_uploads on</text:p>
      <text:p text:style-name="Paragraph_20_Programlisting"><text:tab/>php_flag log_errors on</text:p>
      <text:p text:style-name="Paragraph_20_Programlisting"><text:tab/>php_flag register_globals off</text:p>
      <text:p text:style-name="Paragraph_20_Programlisting"><text:tab/>php_value max_execution_time 90</text:p>
      <text:p text:style-name="Paragraph_20_Programlisting"><text:tab/>php_value memory_limit 20M</text:p>
      <text:p text:style-name="Paragraph_20_Programlisting"><text:tab/>php_value open_basedir <text:tab/>"&lt;$path/to/phpgroupware&gt;:&lt;$/path/to/phpgw_vfs&gt;:&lt;$phpgw-temp&gt;"</text:p>
      <text:p text:style-name="Paragraph_20_Programlisting"><text:tab/>php_value session.save_path &lt;$phpgw-temp&gt;</text:p>
      <text:p text:style-name="Paragraph_20_Programlisting"><text:tab/>php_value upload_max_filesize 5M</text:p>
      <text:p text:style-name="Paragraph_20_Programlisting"><text:tab/>php_value session.gc_maxlifetime 3600</text:p>
      <text:p text:style-name="Paragraph_20_Programlisting">&lt;/IfModule&gt;</text:p>
      <text:p text:style-name="Paragraph_20_Programlisting"/>
      <text:p text:style-name="Paragraph_20_Programlisting">&lt;IfModule mod_php5.c&gt;</text:p>
      <text:p text:style-name="Paragraph_20_Programlisting"><text:tab/>php_flag display_errors off</text:p>
      <text:p text:style-name="Paragraph_20_Programlisting"><text:tab/>php_flag file_uploads on</text:p>
      <text:p text:style-name="Paragraph_20_Programlisting"><text:tab/>php_flag log_errors on</text:p>
      <text:p text:style-name="Paragraph_20_Programlisting"><text:tab/>php_flag register_globals off</text:p>
      <text:p text:style-name="Paragraph_20_Programlisting"><text:tab/>php_value max_execution_time 90</text:p>
      <text:p text:style-name="Paragraph_20_Programlisting"><text:tab/>php_value memory_limit 20M</text:p>
      <text:p text:style-name="Paragraph_20_Programlisting"><text:tab/>php_value open_basedir <text:tab/>"&lt;$path/to/phpgroupware&gt;:&lt;$/path/to/phpgw_vfs&gt;:&lt;$phpgw-temp&gt;"</text:p>
      <text:p text:style-name="Paragraph_20_Programlisting"><text:tab/>php_value session.save_path &lt;$phpgw-temp&gt;</text:p>
      <text:p text:style-name="Paragraph_20_Programlisting"><text:tab/>php_value upload_max_filesize 5M</text:p>
      <text:p text:style-name="Paragraph_20_Programlisting"><text:tab/>php_value session.gc_maxlifetime 3600</text:p>
      <text:p text:style-name="Paragraph_20_Programlisting"><text:tab/>#This should not be needed for supported modules in 0.9.18</text:p>
      <text:p text:style-name="Paragraph_20_Programlisting"><text:tab/>php_flag <text:span text:style-name="Teletype">zend.ze1_compatibility_mode on</text:span></text:p>
      <text:p text:style-name="Paragraph_20_Programlisting">&lt;/IfModule&gt;</text:p>
      <text:p text:style-name="Paragraph_20_Programlisting"/>
      <text:p text:style-name="Paragraph_20_Programlisting"># Prevent direct execution of classes</text:p>
      <text:p text:style-name="Paragraph_20_Programlisting">&lt;Files ~ "\.inc*"&gt;</text:p>
      <text:p text:style-name="Paragraph_20_Programlisting"><text:s text:c="8"/>Order allow,deny</text:p>
      <text:p text:style-name="Paragraph_20_Programlisting"><text:s text:c="8"/>Deny from all</text:p>
      <text:p text:style-name="Paragraph_20_Programlisting">&lt;/Files&gt;</text:p>
      <text:h text:style-name="P1" text:outline-level="1" text:is-list-header="true">Copyright, Disclaimer and credits</text:h>
      <text:p text:style-name="Paragraph_20_Padding"/>
      <text:h text:style-name="P2" text:outline-level="2" text:is-list-header="true">Copyright &amp; Disclaimer</text:h>
      <text:p text:style-name="Paragraph_20_Padding">Written by Chris Weiss, with contributions from Dave Hall, Brain Johnson and others. </text:p>
      <text:p text:style-name="Paragraph_20_Padding">This document is Copyright © 2000-2004 Free Software Foundation Inc. Permission is granted to copy, distribute and/or modify this document under the terms of the GNU Free Documentation License , Version 1.1 or any later version published by the Free Software Foundation. A copy of the license is available at http://www.gnu.org/copyleft/fdl.html. </text:p>
      <text:p text:style-name="Paragraph_20_Padding">While this document does provide some recommendations on security, it is not meant to totally prevent an attack, only to help you manage the risk involved. Preventing an attack is solely up to the site administrator. </text:p>
      <text:p text:style-name="Paragraph_20_Padding">There is no guarantee that following this will get you a working phpGroupWare, every system is a little different and I cannot cover all cas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Courier1" svg:font-family="Courier"/>
    <style:font-face style:name="Lucida Console" svg:font-family="'Lucida Console'" style:font-pitch="fixed"/>
    <style:font-face style:name="Courier" svg:font-family="Courier" style:font-family-generic="modern" style:font-pitch="fixed"/>
    <style:font-face style:name="Courier New" svg:font-family="'Courier New'" style:font-family-generic="modern" style:font-pitch="fixed"/>
    <style:font-face style:name="Arial" svg:font-family="Arial" style:font-pitch="variable"/>
    <style:font-face style:name="Arial1" svg:font-family="Arial" style:font-family-generic="swiss" style:font-pitch="variable"/>
    <style:font-face style:name="DejaVu Sans" svg:font-family="'DejaVu Sans'"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2pt" fo:language="en" fo:country="US" style:font-name-asian="F" style:font-size-asian="12pt" style:language-asian="en" style:country-asian="US" style:font-name-complex="F"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Sans" style:font-size-asian="14pt" style:font-name-complex="DejaVu Sans" style:font-size-complex="14pt"/>
    </style:style>
    <style:style style:name="Heading_20_1" style:display-name="Heading 1" style:family="paragraph" style:parent-style-name="Heading_20_Default" style:list-style-name="List_20_Headings" style:class="text" style:default-outline-level="1">
      <style:paragraph-properties fo:margin-top="0.6cm" fo:margin-bottom="0cm" text:number-lines="true" text:line-number="1"/>
      <style:text-properties fo:font-size="200%"/>
    </style:style>
    <style:style style:name="Heading_20_2" style:display-name="Heading 2" style:family="paragraph" style:parent-style-name="Heading_20_Default" style:list-style-name="List_20_Headings" style:class="text" style:default-outline-level="2">
      <style:paragraph-properties fo:margin-top="0.6cm" fo:margin-bottom="0cm" text:number-lines="true" text:line-number="2"/>
      <style:text-properties fo:font-size="175%"/>
    </style:style>
    <style:style style:name="Heading_20_3" style:display-name="Heading 3" style:family="paragraph" style:parent-style-name="Heading_20_Default" style:list-style-name="List_20_Headings" style:class="text" style:default-outline-level="3">
      <style:paragraph-properties fo:margin-top="0.6cm" fo:margin-bottom="0cm" text:number-lines="true" text:line-number="3"/>
      <style:text-properties fo:font-size="150%"/>
    </style:style>
    <style:style style:name="Heading_20_4" style:display-name="Heading 4" style:family="paragraph" style:parent-style-name="Heading_20_Default" style:list-style-name="List_20_Headings" style:class="text" style:default-outline-level="4">
      <style:paragraph-properties fo:margin-top="0.6cm" fo:margin-bottom="0cm" text:number-lines="true" text:line-number="4"/>
      <style:text-properties fo:font-size="125%"/>
    </style:style>
    <style:style style:name="Index" style:family="paragraph" style:parent-style-name="Paragraph_20_Default" style:class="index">
      <style:paragraph-properties text:number-lines="false" text:line-number="0"/>
    </style:style>
    <style:style style:name="Paragraph_20_Default" style:display-name="Paragraph Default" style:family="paragraph"/>
    <style:style style:name="Paragraph_20_Verbatim" style:display-name="Paragraph Verbatim" style:family="paragraph">
      <style:paragraph-properties fo:margin-left="0cm" fo:margin-right="0cm" fo:text-indent="0.3cm" style:auto-text-indent="false" fo:background-color="#e0e0e0" style:shadow="none">
        <style:background-image/>
      </style:paragraph-properties>
      <style:text-properties style:font-name="Courier" fo:font-size="10pt"/>
    </style:style>
    <style:style style:name="Paragraph_20_Padding" style:display-name="Paragraph Padding" style:family="paragraph" style:parent-style-name="Paragraph_20_Default">
      <style:paragraph-properties fo:margin-top="0.199cm" fo:margin-bottom="0cm"/>
    </style:style>
    <style:style style:name="Paragraph_20_Screen" style:display-name="Paragraph Screen" style:family="paragraph" style:parent-style-name="Paragraph_20_Verbatim">
      <style:paragraph-properties fo:padding-left="0cm" fo:padding-right="0cm" fo:padding-top="0.199cm" fo:padding-bottom="0.199cm" fo:border-left="none" fo:border-right="none" fo:border-top="0.002cm solid #000000" fo:border-bottom="0.002cm solid #000000"/>
      <style:text-properties style:font-name="Lucida Console"/>
    </style:style>
    <style:style style:name="Paragraph_20_Programlisting" style:display-name="Paragraph Programlisting" style:family="paragraph" style:parent-style-name="Paragraph_20_Verbatim">
      <style:paragraph-properties fo:padding-left="0cm" fo:padding-right="0cm" fo:padding-top="0.199cm" fo:padding-bottom="0.199cm" fo:border-left="0.199cm solid #000000" fo:border-right="none" fo:border-top="none" fo:border-bottom="none"/>
    </style:style>
    <style:style style:name="Paragraph_20_Synopsis" style:display-name="Paragraph Synopsis" style:family="paragraph" style:parent-style-name="Paragraph_20_Verbatim">
      <style:paragraph-properties fo:background-color="#ffffff" fo:padding-left="0cm" fo:padding-right="0cm" fo:padding-top="0.199cm" fo:padding-bottom="0.199cm" fo:border-left="0.199cm solid #000000" fo:border-right="none" fo:border-top="none" fo:border-bottom="none">
        <style:background-image/>
      </style:paragraph-properties>
    </style:style>
    <style:style style:name="Paragraph_20_Justify" style:display-name="Paragraph Justify" style:family="paragraph" style:parent-style-name="Paragraph_20_Default">
      <style:paragraph-properties fo:text-align="justify" style:justify-single-word="false" style:text-autospace="ideograph-alpha" style:punctuation-wrap="hanging" style:line-break="strict" style:writing-mode="page"/>
    </style:style>
    <style:style style:name="Paragraph_20_BlockQuote" style:display-name="Paragraph BlockQuote" style:family="paragraph" style:parent-style-name="Paragraph_20_Default">
      <style:paragraph-properties fo:margin-left="1.199cm" fo:margin-right="0cm" fo:margin-top="0cm" fo:margin-bottom="0.3cm" fo:text-indent="0cm" style:auto-text-indent="false" fo:padding-left="0.15cm" fo:padding-right="0.049cm" fo:padding-top="0.049cm" fo:padding-bottom="0.049cm" fo:border-left="0.176cm solid #999999" fo:border-right="none" fo:border-top="none" fo:border-bottom="none" style:shadow="none"/>
      <style:text-properties fo:font-style="italic"/>
    </style:style>
    <style:style style:name="Heading_20_Default" style:display-name="Heading Default" style:family="paragraph">
      <style:paragraph-properties style:shadow="none" text:number-lines="true" text:line-number="0"/>
      <style:text-properties fo:color="#323298" style:font-name="Arial" fo:font-weight="bold"/>
    </style:style>
    <style:style style:name="Headings" style:family="paragraph" style:parent-style-name="Heading_20_Default" style:list-style-name="List_20_Headings" style:class="text" style:default-outline-level="5">
      <style:paragraph-properties fo:margin-top="0.499cm" fo:margin-bottom="0cm"/>
      <style:text-properties fo:font-size="11pt"/>
    </style:style>
    <style:style style:name="Heading_20_Small" style:display-name="Heading Small" style:family="paragraph" style:parent-style-name="Heading_20_Default" style:class="text">
      <style:paragraph-properties fo:margin-top="0.499cm" fo:margin-bottom="0cm"/>
      <style:text-properties fo:font-size="11pt"/>
    </style:style>
    <style:style style:name="Paragraph_20_Heading" style:display-name="Paragraph Heading" style:family="paragraph" style:parent-style-name="Heading_20_Default" style:class="text">
      <style:paragraph-properties fo:margin-top="0.199cm" fo:margin-bottom="0cm"/>
      <style:text-properties fo:font-size="11pt"/>
    </style:style>
    <style:style style:name="Title_20_Default" style:display-name="Title Default" style:family="paragraph">
      <style:paragraph-properties style:shadow="none"/>
      <style:text-properties fo:color="#323298" style:font-name="Arial" fo:font-weight="bold"/>
    </style:style>
    <style:style style:name="Title_20_Book" style:display-name="Title Book" style:family="paragraph" style:parent-style-name="Title_20_Default" style:next-style-name="Paragraph_20_Padding">
      <style:paragraph-properties fo:padding-left="0cm" fo:padding-right="0cm" fo:padding-top="0.6cm" fo:padding-bottom="0cm" fo:border-left="none" fo:border-right="none" fo:border-top="0.002cm solid #323298" fo:border-bottom="none"/>
      <style:text-properties fo:font-size="300%"/>
    </style:style>
    <style:style style:name="Title_20_Chapter" style:display-name="Title Chapter" style:family="paragraph" style:parent-style-name="Title_20_Default" style:next-style-name="Paragraph_20_Padding">
      <style:paragraph-properties fo:break-before="page" fo:padding-left="0cm" fo:padding-right="0cm" fo:padding-top="0.6cm" fo:padding-bottom="0cm" fo:border-left="none" fo:border-right="none" fo:border-top="0.002cm solid #323298" fo:border-bottom="none"/>
      <style:text-properties fo:font-size="300%"/>
    </style:style>
    <style:style style:name="Title_20_Article" style:display-name="Title Article" style:family="paragraph" style:parent-style-name="Title_20_Default" style:next-style-name="Paragraph_20_Padding">
      <style:paragraph-properties fo:padding-left="0cm" fo:padding-right="0cm" fo:padding-top="0.6cm" fo:padding-bottom="0cm" fo:border-left="none" fo:border-right="none" fo:border-top="0.002cm solid #323298" fo:border-bottom="none"/>
      <style:text-properties fo:font-size="150%"/>
    </style:style>
    <style:style style:name="Bullet_20_Symbols" style:display-name="Bullet Symbols" style:family="text">
      <style:text-properties fo:color="#323298" style:font-name="Arial" fo:font-weight="bold"/>
    </style:style>
    <style:style style:name="Teletype" style:family="text">
      <style:text-properties style:font-name="Courier New" style:font-name-asian="Courier New" style:font-name-complex="Courier New"/>
    </style:style>
    <style:style style:name="Text_20_Strong" style:display-name="Text Strong" style:family="text">
      <style:text-properties fo:font-style="italic" fo:font-weight="bold"/>
    </style:style>
    <style:style style:name="Text_20_Bold" style:display-name="Text Bold" style:family="text">
      <style:text-properties fo:font-weight="bold"/>
    </style:style>
    <style:style style:name="Text_20_Italic" style:display-name="Text Italic" style:family="text">
      <style:text-properties fo:font-style="italic"/>
    </style:style>
    <style:style style:name="Text_20_Underline" style:display-name="Text Underline" style:family="text">
      <style:text-properties style:text-underline-style="solid" style:text-underline-width="auto" style:text-underline-color="#000000" style:text-underline-mode="continuous" style:text-line-through-mode="continuous"/>
    </style:style>
    <style:style style:name="Text_20_Strikethrough" style:display-name="Text Strikethrough" style:family="text">
      <style:text-properties style:text-line-through-style="solid"/>
    </style:style>
    <style:style style:name="Text_20_Highlight" style:display-name="Text Highlight" style:family="text">
      <style:text-properties fo:background-color="#ffff00"/>
    </style:style>
    <style:style style:name="Text_20_Monospace" style:display-name="Text Monospace" style:family="text">
      <style:text-properties style:font-name="Courier1"/>
    </style:style>
    <style:style style:name="Number_20_Symbols" style:display-name="Number Symbols" style:family="text">
      <style:text-properties fo:color="#323298" style:font-name="Arial" fo:font-weight="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Headings" style:display-name="List Headings">
      <text:list-level-style-number text:level="1" text:style-name="Number_20_Symbols" style:num-suffix="." style:num-format="1">
        <style:list-level-properties text:min-label-distance="0.3cm"/>
      </text:list-level-style-number>
      <text:list-level-style-number text:level="2" text:style-name="Number_20_Symbols" style:num-suffix="." style:num-format="1" text:display-levels="2">
        <style:list-level-properties text:min-label-distance="0.3cm"/>
      </text:list-level-style-number>
      <text:list-level-style-number text:level="3" text:style-name="Number_20_Symbols" style:num-suffix="." style:num-format="1" text:display-levels="3">
        <style:list-level-properties text:min-label-distance="0.3cm"/>
      </text:list-level-style-number>
      <text:list-level-style-number text:level="4" text:style-name="Number_20_Symbols" style:num-suffix="." style:num-format="1" text:display-levels="4">
        <style:list-level-properties text:min-label-distance="0.3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6-09-03T11:24:13</meta:creation-date>
    <dc:creator>Dave Hall</dc:creator>
    <dc:date>2006-09-03T11:54:41</dc:date>
    <dc:language>en-US</dc:language>
    <meta:editing-cycles>6</meta:editing-cycles>
    <meta:editing-duration>PT29M1S</meta:editing-duration>
    <meta:user-defined meta:name="Info 1"/>
    <meta:user-defined meta:name="Info 2"/>
    <meta:user-defined meta:name="Info 3"/>
    <meta:user-defined meta:name="Info 4"/>
    <meta:document-statistic meta:table-count="0" meta:image-count="0" meta:object-count="0" meta:page-count="15" meta:paragraph-count="270" meta:word-count="6331" meta:character-count="36228"/>
  </office:meta>
</office:document-meta>
</file>